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26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77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3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P1 5k</text:p>
          </table:table-cell>
          <table:table-cell table:style-name="Default" table:number-columns-repeated="4"/>
          <table:table-cell/>
          <table:table-cell office:value-type="string" calcext:value-type="string">
            <text:p>Cd Exact</text:p>
          </table:table-cell>
          <table:table-cell table:style-name="ce2" table:formula="of:=2*AVERAGE([.E71:.E80])" office:value-type="float" office:value="0.12184595580267" calcext:value-type="float">
            <text:p>1.2184595580267000E-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F</text:p>
          </table:table-cell>
          <table:table-cell table:style-name="Default" office:value-type="string" calcext:value-type="string">
            <text:p>Cd Error Indicator</text:p>
          </table:table-cell>
          <table:table-cell table:style-name="Default" office:value-type="string" calcext:value-type="string">
            <text:p>Cd Error Estimate</text:p>
          </table:table-cell>
          <table:table-cell table:style-name="Default" office:value-type="string" calcext:value-type="string">
            <text:p>Cd</text:p>
          </table:table-cell>
          <table:table-cell table:style-name="Default" office:value-type="string" calcext:value-type="string">
            <text:p>Cl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11" calcext:value-type="float">
            <text:p>4911</text:p>
          </table:table-cell>
          <table:table-cell office:value-type="float" office:value="0.0003203675837467" calcext:value-type="float">
            <text:p>3.20E-04</text:p>
          </table:table-cell>
          <table:table-cell office:value-type="float" office:value="0.0001821188320908" calcext:value-type="float">
            <text:p>1.82E-04</text:p>
          </table:table-cell>
          <table:table-cell office:value-type="float" office:value="0.06114097138864" calcext:value-type="float">
            <text:p>6.11E-02</text:p>
          </table:table-cell>
          <table:table-cell office:value-type="float" office:value="-0.0001359126392808" calcext:value-type="float">
            <text:p>-1.36E-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26" calcext:value-type="float">
            <text:p>4926</text:p>
          </table:table-cell>
          <table:table-cell office:value-type="float" office:value="0.0003072018171709" calcext:value-type="float">
            <text:p>3.07E-04</text:p>
          </table:table-cell>
          <table:table-cell office:value-type="float" office:value="0.0001761057457461" calcext:value-type="float">
            <text:p>1.76E-04</text:p>
          </table:table-cell>
          <table:table-cell office:value-type="float" office:value="0.06113050851625" calcext:value-type="float">
            <text:p>6.11E-02</text:p>
          </table:table-cell>
          <table:table-cell office:value-type="float" office:value="0.00106471613921" calcext:value-type="float">
            <text:p>1.06E-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69" calcext:value-type="float">
            <text:p>4869</text:p>
          </table:table-cell>
          <table:table-cell office:value-type="float" office:value="0.0002975188477812" calcext:value-type="float">
            <text:p>2.98E-04</text:p>
          </table:table-cell>
          <table:table-cell office:value-type="float" office:value="0.0001877892131248" calcext:value-type="float">
            <text:p>1.88E-04</text:p>
          </table:table-cell>
          <table:table-cell office:value-type="float" office:value="0.06114452796281" calcext:value-type="float">
            <text:p>6.11E-02</text:p>
          </table:table-cell>
          <table:table-cell office:value-type="float" office:value="-0.0001758717069058" calcext:value-type="float">
            <text:p>-1.76E-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71" calcext:value-type="float">
            <text:p>4971</text:p>
          </table:table-cell>
          <table:table-cell office:value-type="float" office:value="0.0002959760159544" calcext:value-type="float">
            <text:p>2.96E-04</text:p>
          </table:table-cell>
          <table:table-cell office:value-type="float" office:value="0.0001656136340683" calcext:value-type="float">
            <text:p>1.66E-04</text:p>
          </table:table-cell>
          <table:table-cell office:value-type="float" office:value="0.06112006834632" calcext:value-type="float">
            <text:p>6.11E-02</text:p>
          </table:table-cell>
          <table:table-cell office:value-type="float" office:value="0.0002358205191797" calcext:value-type="float">
            <text:p>2.36E-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1" calcext:value-type="float">
            <text:p>5001</text:p>
          </table:table-cell>
          <table:table-cell office:value-type="float" office:value="0.0002858032841777" calcext:value-type="float">
            <text:p>2.86E-04</text:p>
          </table:table-cell>
          <table:table-cell office:value-type="float" office:value="0.0001678793619935" calcext:value-type="float">
            <text:p>1.68E-04</text:p>
          </table:table-cell>
          <table:table-cell office:value-type="float" office:value="0.06112355544273" calcext:value-type="float">
            <text:p>6.11E-02</text:p>
          </table:table-cell>
          <table:table-cell office:value-type="float" office:value="0.0001239026132449" calcext:value-type="float">
            <text:p>1.24E-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1" calcext:value-type="float">
            <text:p>5001</text:p>
          </table:table-cell>
          <table:table-cell office:value-type="float" office:value="0.0002989421846834" calcext:value-type="float">
            <text:p>2.99E-04</text:p>
          </table:table-cell>
          <table:table-cell office:value-type="float" office:value="0.0001830409483865" calcext:value-type="float">
            <text:p>1.83E-04</text:p>
          </table:table-cell>
          <table:table-cell office:value-type="float" office:value="0.06114034091467" calcext:value-type="float">
            <text:p>6.11E-02</text:p>
          </table:table-cell>
          <table:table-cell office:value-type="float" office:value="-0.0000861299595516" calcext:value-type="float">
            <text:p>-8.61E-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02" calcext:value-type="float">
            <text:p>4902</text:p>
          </table:table-cell>
          <table:table-cell office:value-type="float" office:value="0.0003136224994449" calcext:value-type="float">
            <text:p>3.14E-04</text:p>
          </table:table-cell>
          <table:table-cell office:value-type="float" office:value="0.000201543663285" calcext:value-type="float">
            <text:p>2.02E-04</text:p>
          </table:table-cell>
          <table:table-cell office:value-type="float" office:value="0.06116303218142" calcext:value-type="float">
            <text:p>6.12E-02</text:p>
          </table:table-cell>
          <table:table-cell office:value-type="float" office:value="-0.0002590255941444" calcext:value-type="float">
            <text:p>-2.59E-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20" calcext:value-type="float">
            <text:p>4920</text:p>
          </table:table-cell>
          <table:table-cell office:value-type="float" office:value="0.0003111345905509" calcext:value-type="float">
            <text:p>3.11E-04</text:p>
          </table:table-cell>
          <table:table-cell office:value-type="float" office:value="0.0001807148273539" calcext:value-type="float">
            <text:p>1.81E-04</text:p>
          </table:table-cell>
          <table:table-cell office:value-type="float" office:value="0.06113842958984" calcext:value-type="float">
            <text:p>6.11E-02</text:p>
          </table:table-cell>
          <table:table-cell office:value-type="float" office:value="-0.000009770946568288" calcext:value-type="float">
            <text:p>-9.77E-0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C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29" calcext:value-type="float">
            <text:p>4929</text:p>
          </table:table-cell>
          <table:table-cell office:value-type="float" office:value="0.0003169650463468" calcext:value-type="float">
            <text:p>3.17E-04</text:p>
          </table:table-cell>
          <table:table-cell office:value-type="float" office:value="0.0001850188172545" calcext:value-type="float">
            <text:p>1.85E-04</text:p>
          </table:table-cell>
          <table:table-cell office:value-type="float" office:value="0.06113788152787" calcext:value-type="float">
            <text:p>6.11E-02</text:p>
          </table:table-cell>
          <table:table-cell office:value-type="float" office:value="0.0004697115152013" calcext:value-type="float">
            <text:p>4.70E-04</text:p>
          </table:table-cell>
          <table:table-cell/>
          <table:table-cell table:formula="of:=AVERAGE([.B3:.B11])" office:value-type="float" office:value="4936.66666666667" calcext:value-type="float">
            <text:p>4936.6666666667</text:p>
          </table:table-cell>
          <table:table-cell table:style-name="ce1" table:formula="of:=2*AVERAGE([.E3:.E11])" office:value-type="float" office:value="0.122275403526789" calcext:value-type="float">
            <text:p>1.22E-0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P1 80k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DOF</text:p>
          </table:table-cell>
          <table:table-cell table:style-name="Default" office:value-type="string" calcext:value-type="string">
            <text:p>Cd Error Indicator</text:p>
          </table:table-cell>
          <table:table-cell table:style-name="Default" office:value-type="string" calcext:value-type="string">
            <text:p>Cd Error Estimate</text:p>
          </table:table-cell>
          <table:table-cell table:style-name="Default" office:value-type="string" calcext:value-type="string">
            <text:p>Cd</text:p>
          </table:table-cell>
          <table:table-cell table:style-name="Default" office:value-type="string" calcext:value-type="string">
            <text:p>Cl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531" calcext:value-type="float">
            <text:p>78531</text:p>
          </table:table-cell>
          <table:table-cell office:value-type="float" office:value="0.000009993758802237" calcext:value-type="float">
            <text:p>9.99E-06</text:p>
          </table:table-cell>
          <table:table-cell office:value-type="float" office:value="0.000005658475776366" calcext:value-type="float">
            <text:p>5.66E-06</text:p>
          </table:table-cell>
          <table:table-cell office:value-type="float" office:value="0.06092870066177" calcext:value-type="float">
            <text:p>6.09E-02</text:p>
          </table:table-cell>
          <table:table-cell office:value-type="float" office:value="-0.000002321380687231" calcext:value-type="float">
            <text:p>-2.32E-06</text:p>
          </table:table-cell>
          <table:table-cell table:number-columns-repeated="5"/>
          <table:table-cell table:style-name="ce1" office:value-type="float" office:value="-0.0001" calcext:value-type="float">
            <text:p>-1.00E-04</text:p>
          </table:table-cell>
          <table:table-cell/>
        </table:table-row>
        <table:table-row table:style-name="ro1">
          <table:table-cell/>
          <table:table-cell office:value-type="float" office:value="78489" calcext:value-type="float">
            <text:p>78489</text:p>
          </table:table-cell>
          <table:table-cell office:value-type="float" office:value="0.000009959115141165" calcext:value-type="float">
            <text:p>9.96E-06</text:p>
          </table:table-cell>
          <table:table-cell office:value-type="float" office:value="0.000005589398118823" calcext:value-type="float">
            <text:p>5.59E-06</text:p>
          </table:table-cell>
          <table:table-cell office:value-type="float" office:value="0.06092863162065" calcext:value-type="float">
            <text:p>6.09E-02</text:p>
          </table:table-cell>
          <table:table-cell office:value-type="float" office:value="0.000001897853473043" calcext:value-type="float">
            <text:p>1.90E-06</text:p>
          </table:table-cell>
          <table:table-cell table:number-columns-repeated="4"/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/>
        </table:table-row>
        <table:table-row table:style-name="ro1">
          <table:table-cell/>
          <table:table-cell office:value-type="float" office:value="78501" calcext:value-type="float">
            <text:p>78501</text:p>
          </table:table-cell>
          <table:table-cell office:value-type="float" office:value="0.000009994008032119" calcext:value-type="float">
            <text:p>9.99E-06</text:p>
          </table:table-cell>
          <table:table-cell office:value-type="float" office:value="0.000005439001933502" calcext:value-type="float">
            <text:p>5.44E-06</text:p>
          </table:table-cell>
          <table:table-cell office:value-type="float" office:value="0.06092847913617" calcext:value-type="float">
            <text:p>6.09E-02</text:p>
          </table:table-cell>
          <table:table-cell office:value-type="float" office:value="-0.000004100357879011" calcext:value-type="float">
            <text:p>-4.10E-06</text:p>
          </table:table-cell>
          <table:table-cell table:number-columns-repeated="3"/>
          <table:table-cell office:value-type="string" calcext:value-type="string">
            <text:p>Slope 2</text:p>
          </table:table-cell>
          <table:table-cell table:formula="of:=1/SQRT([.H11])" office:value-type="float" office:value="0.0142325624501007" calcext:value-type="float">
            <text:p>0.0142325625</text:p>
          </table:table-cell>
          <table:table-cell table:formula="of:=ABS([.I11]-[.$I$1])+[.L15]" office:value-type="float" office:value="0.000329447724118889" calcext:value-type="float">
            <text:p>0.0003294477</text:p>
          </table:table-cell>
          <table:table-cell/>
        </table:table-row>
        <table:table-row table:style-name="ro1">
          <table:table-cell/>
          <table:table-cell office:value-type="float" office:value="78624" calcext:value-type="float">
            <text:p>78624</text:p>
          </table:table-cell>
          <table:table-cell office:value-type="float" office:value="0.000009990445553206" calcext:value-type="float">
            <text:p>9.99E-06</text:p>
          </table:table-cell>
          <table:table-cell office:value-type="float" office:value="0.000005630157202053" calcext:value-type="float">
            <text:p>5.63E-06</text:p>
          </table:table-cell>
          <table:table-cell office:value-type="float" office:value="0.06092866924246" calcext:value-type="float">
            <text:p>6.09E-02</text:p>
          </table:table-cell>
          <table:table-cell office:value-type="float" office:value="-0.000009901555258152" calcext:value-type="float">
            <text:p>-9.90E-0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1/SQRT([.H24])" office:value-type="float" office:value="0.00356881967389158" calcext:value-type="float">
            <text:p>0.0035688197</text:p>
          </table:table-cell>
          <table:table-cell table:formula="of:=10^(LOG([.L17])+[.J18]*(LOG([.K18])-LOG([.K17])))" office:value-type="float" office:value="0.0000207142648261079" calcext:value-type="float">
            <text:p>2.07142648261079E-05</text:p>
          </table:table-cell>
          <table:table-cell/>
        </table:table-row>
        <table:table-row table:style-name="ro1">
          <table:table-cell/>
          <table:table-cell office:value-type="float" office:value="78480" calcext:value-type="float">
            <text:p>78480</text:p>
          </table:table-cell>
          <table:table-cell office:value-type="float" office:value="0.00001006457049278" calcext:value-type="float">
            <text:p>1.01E-05</text:p>
          </table:table-cell>
          <table:table-cell office:value-type="float" office:value="0.000005735001698765" calcext:value-type="float">
            <text:p>5.74E-06</text:p>
          </table:table-cell>
          <table:table-cell office:value-type="float" office:value="0.06092877606092" calcext:value-type="float">
            <text:p>6.09E-02</text:p>
          </table:table-cell>
          <table:table-cell office:value-type="float" office:value="0.000007995390471915" calcext:value-type="float">
            <text:p>8.00E-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546" calcext:value-type="float">
            <text:p>78546</text:p>
          </table:table-cell>
          <table:table-cell office:value-type="float" office:value="0.00001005853952243" calcext:value-type="float">
            <text:p>1.01E-05</text:p>
          </table:table-cell>
          <table:table-cell office:value-type="float" office:value="0.000005710703285529" calcext:value-type="float">
            <text:p>5.71E-06</text:p>
          </table:table-cell>
          <table:table-cell office:value-type="float" office:value="0.06092874811146" calcext:value-type="float">
            <text:p>6.09E-02</text:p>
          </table:table-cell>
          <table:table-cell office:value-type="float" office:value="-0.000001622208209096" calcext:value-type="float">
            <text:p>-1.62E-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591" calcext:value-type="float">
            <text:p>78591</text:p>
          </table:table-cell>
          <table:table-cell office:value-type="float" office:value="0.00001024015586642" calcext:value-type="float">
            <text:p>1.02E-05</text:p>
          </table:table-cell>
          <table:table-cell office:value-type="float" office:value="0.000005696984506748" calcext:value-type="float">
            <text:p>5.70E-06</text:p>
          </table:table-cell>
          <table:table-cell office:value-type="float" office:value="0.06092873514894" calcext:value-type="float">
            <text:p>6.09E-02</text:p>
          </table:table-cell>
          <table:table-cell office:value-type="float" office:value="-0.000007453772531196" calcext:value-type="float">
            <text:p>-7.45E-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447" calcext:value-type="float">
            <text:p>78447</text:p>
          </table:table-cell>
          <table:table-cell office:value-type="float" office:value="0.00001007348641185" calcext:value-type="float">
            <text:p>1.01E-05</text:p>
          </table:table-cell>
          <table:table-cell office:value-type="float" office:value="0.000005759594925238" calcext:value-type="float">
            <text:p>5.76E-06</text:p>
          </table:table-cell>
          <table:table-cell office:value-type="float" office:value="0.06092879906665" calcext:value-type="float">
            <text:p>6.09E-02</text:p>
          </table:table-cell>
          <table:table-cell office:value-type="float" office:value="-0.000001209671039781" calcext:value-type="float">
            <text:p>-1.21E-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495" calcext:value-type="float">
            <text:p>78495</text:p>
          </table:table-cell>
          <table:table-cell office:value-type="float" office:value="0.00001010084544416" calcext:value-type="float">
            <text:p>1.01E-05</text:p>
          </table:table-cell>
          <table:table-cell office:value-type="float" office:value="0.000005867607085661" calcext:value-type="float">
            <text:p>5.87E-06</text:p>
          </table:table-cell>
          <table:table-cell office:value-type="float" office:value="0.06092890476592" calcext:value-type="float">
            <text:p>6.09E-02</text:p>
          </table:table-cell>
          <table:table-cell office:value-type="float" office:value="-0.000001792493742103" calcext:value-type="float">
            <text:p>-1.79E-0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Cd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459" calcext:value-type="float">
            <text:p>78459</text:p>
          </table:table-cell>
          <table:table-cell office:value-type="float" office:value="0.00001013883184435" calcext:value-type="float">
            <text:p>1.01E-05</text:p>
          </table:table-cell>
          <table:table-cell office:value-type="float" office:value="0.00000572668300466" calcext:value-type="float">
            <text:p>5.73E-06</text:p>
          </table:table-cell>
          <table:table-cell office:value-type="float" office:value="0.06092877015048" calcext:value-type="float">
            <text:p>6.09E-02</text:p>
          </table:table-cell>
          <table:table-cell office:value-type="float" office:value="-0.000005706047905285" calcext:value-type="float">
            <text:p>-5.71E-06</text:p>
          </table:table-cell>
          <table:table-cell/>
          <table:table-cell table:formula="of:=AVERAGE([.B16:.B24])" office:value-type="float" office:value="78514.6666666667" calcext:value-type="float">
            <text:p>78514.6666666667</text:p>
          </table:table-cell>
          <table:table-cell table:style-name="ce1" table:formula="of:=2*AVERAGE([.E16:.E24])" office:value-type="float" office:value="0.121857447400811" calcext:value-type="float">
            <text:p>1.22E-01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P2 5k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DOF</text:p>
          </table:table-cell>
          <table:table-cell table:style-name="Default" office:value-type="string" calcext:value-type="string">
            <text:p>Cd Error Indicator</text:p>
          </table:table-cell>
          <table:table-cell table:style-name="Default" office:value-type="string" calcext:value-type="string">
            <text:p>Cd Error Estimate</text:p>
          </table:table-cell>
          <table:table-cell table:style-name="Default" office:value-type="string" calcext:value-type="string">
            <text:p>Cd</text:p>
          </table:table-cell>
          <table:table-cell table:style-name="Default" office:value-type="string" calcext:value-type="string">
            <text:p>Cl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90" calcext:value-type="float">
            <text:p>4890</text:p>
          </table:table-cell>
          <table:table-cell office:value-type="float" office:value="0.00002977212763493" calcext:value-type="float">
            <text:p>2.98E-05</text:p>
          </table:table-cell>
          <table:table-cell office:value-type="float" office:value="0.0000151502681679" calcext:value-type="float">
            <text:p>1.52E-05</text:p>
          </table:table-cell>
          <table:table-cell office:value-type="float" office:value="0.06094299761508" calcext:value-type="float">
            <text:p>6.09E-02</text:p>
          </table:table-cell>
          <table:table-cell office:value-type="float" office:value="0.0001886061697653" calcext:value-type="float">
            <text:p>1.89E-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38" calcext:value-type="float">
            <text:p>4938</text:p>
          </table:table-cell>
          <table:table-cell office:value-type="float" office:value="0.00002839035864764" calcext:value-type="float">
            <text:p>2.84E-05</text:p>
          </table:table-cell>
          <table:table-cell office:value-type="float" office:value="0.00001860369988839" calcext:value-type="float">
            <text:p>1.86E-05</text:p>
          </table:table-cell>
          <table:table-cell office:value-type="float" office:value="0.06094705351958" calcext:value-type="float">
            <text:p>6.09E-02</text:p>
          </table:table-cell>
          <table:table-cell office:value-type="float" office:value="-0.00001470857643726" calcext:value-type="float">
            <text:p>-1.47E-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64" calcext:value-type="float">
            <text:p>5064</text:p>
          </table:table-cell>
          <table:table-cell office:value-type="float" office:value="0.00002788948752261" calcext:value-type="float">
            <text:p>2.79E-05</text:p>
          </table:table-cell>
          <table:table-cell office:value-type="float" office:value="0.0000169875041965" calcext:value-type="float">
            <text:p>1.70E-05</text:p>
          </table:table-cell>
          <table:table-cell office:value-type="float" office:value="0.06094559240163" calcext:value-type="float">
            <text:p>6.09E-02</text:p>
          </table:table-cell>
          <table:table-cell office:value-type="float" office:value="0.000001585783336644" calcext:value-type="float">
            <text:p>1.59E-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48" calcext:value-type="float">
            <text:p>4848</text:p>
          </table:table-cell>
          <table:table-cell office:value-type="float" office:value="0.00002938772124738" calcext:value-type="float">
            <text:p>2.94E-05</text:p>
          </table:table-cell>
          <table:table-cell office:value-type="float" office:value="0.00001251340197843" calcext:value-type="float">
            <text:p>1.25E-05</text:p>
          </table:table-cell>
          <table:table-cell office:value-type="float" office:value="0.06094102412202" calcext:value-type="float">
            <text:p>6.09E-02</text:p>
          </table:table-cell>
          <table:table-cell office:value-type="float" office:value="-0.000009017245076515" calcext:value-type="float">
            <text:p>-9.02E-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18" calcext:value-type="float">
            <text:p>5118</text:p>
          </table:table-cell>
          <table:table-cell office:value-type="float" office:value="0.00002529624590266" calcext:value-type="float">
            <text:p>2.53E-05</text:p>
          </table:table-cell>
          <table:table-cell office:value-type="float" office:value="0.00001385075089933" calcext:value-type="float">
            <text:p>1.39E-05</text:p>
          </table:table-cell>
          <table:table-cell office:value-type="float" office:value="0.06094395140607" calcext:value-type="float">
            <text:p>6.09E-02</text:p>
          </table:table-cell>
          <table:table-cell office:value-type="float" office:value="-0.0001005413587593" calcext:value-type="float">
            <text:p>-1.01E-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26" calcext:value-type="float">
            <text:p>4926</text:p>
          </table:table-cell>
          <table:table-cell office:value-type="float" office:value="0.00002847221407358" calcext:value-type="float">
            <text:p>2.85E-05</text:p>
          </table:table-cell>
          <table:table-cell office:value-type="float" office:value="0.00001414478221427" calcext:value-type="float">
            <text:p>1.41E-05</text:p>
          </table:table-cell>
          <table:table-cell office:value-type="float" office:value="0.06094436903139" calcext:value-type="float">
            <text:p>6.09E-02</text:p>
          </table:table-cell>
          <table:table-cell office:value-type="float" office:value="0.00001651008215475" calcext:value-type="float">
            <text:p>1.65E-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96" calcext:value-type="float">
            <text:p>4896</text:p>
          </table:table-cell>
          <table:table-cell office:value-type="float" office:value="0.00002675919162247" calcext:value-type="float">
            <text:p>2.68E-05</text:p>
          </table:table-cell>
          <table:table-cell office:value-type="float" office:value="0.00001605384030421" calcext:value-type="float">
            <text:p>1.61E-05</text:p>
          </table:table-cell>
          <table:table-cell office:value-type="float" office:value="0.06094601042217" calcext:value-type="float">
            <text:p>6.09E-02</text:p>
          </table:table-cell>
          <table:table-cell office:value-type="float" office:value="-0.00003024861195887" calcext:value-type="float">
            <text:p>-3.02E-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14" calcext:value-type="float">
            <text:p>4914</text:p>
          </table:table-cell>
          <table:table-cell office:value-type="float" office:value="0.00002913041848762" calcext:value-type="float">
            <text:p>2.91E-05</text:p>
          </table:table-cell>
          <table:table-cell office:value-type="float" office:value="0.00001484748317434" calcext:value-type="float">
            <text:p>1.48E-05</text:p>
          </table:table-cell>
          <table:table-cell office:value-type="float" office:value="0.06094376545584" calcext:value-type="float">
            <text:p>6.09E-02</text:p>
          </table:table-cell>
          <table:table-cell office:value-type="float" office:value="-0.00007700210886077" calcext:value-type="float">
            <text:p>-7.70E-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64" calcext:value-type="float">
            <text:p>5064</text:p>
          </table:table-cell>
          <table:table-cell office:value-type="float" office:value="0.00002602586703134" calcext:value-type="float">
            <text:p>2.60E-05</text:p>
          </table:table-cell>
          <table:table-cell office:value-type="float" office:value="0.00001273691170311" calcext:value-type="float">
            <text:p>1.27E-05</text:p>
          </table:table-cell>
          <table:table-cell office:value-type="float" office:value="0.06094085951745" calcext:value-type="float">
            <text:p>6.09E-02</text:p>
          </table:table-cell>
          <table:table-cell office:value-type="float" office:value="-0.00007180186750999" calcext:value-type="float">
            <text:p>-7.18E-0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Cd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46" calcext:value-type="float">
            <text:p>5046</text:p>
          </table:table-cell>
          <table:table-cell office:value-type="float" office:value="0.00002654322375809" calcext:value-type="float">
            <text:p>2.65E-05</text:p>
          </table:table-cell>
          <table:table-cell office:value-type="float" office:value="0.00001372766387814" calcext:value-type="float">
            <text:p>1.37E-05</text:p>
          </table:table-cell>
          <table:table-cell office:value-type="float" office:value="0.06094105323557" calcext:value-type="float">
            <text:p>6.09E-02</text:p>
          </table:table-cell>
          <table:table-cell office:value-type="float" office:value="-0.00003452771034684" calcext:value-type="float">
            <text:p>-3.45E-05</text:p>
          </table:table-cell>
          <table:table-cell/>
          <table:table-cell table:formula="of:=AVERAGE([.B31:.B39])" office:value-type="float" office:value="4979.33333333333" calcext:value-type="float">
            <text:p>4979.3333333333</text:p>
          </table:table-cell>
          <table:table-cell table:style-name="ce1" table:formula="of:=2*AVERAGE([.E31:.E39])" office:value-type="float" office:value="0.121887484247049" calcext:value-type="float">
            <text:p>1.22E-0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P2 80k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DOF</text:p>
          </table:table-cell>
          <table:table-cell table:style-name="Default" office:value-type="string" calcext:value-type="string">
            <text:p>Cd Error Indicator</text:p>
          </table:table-cell>
          <table:table-cell table:style-name="Default" office:value-type="string" calcext:value-type="string">
            <text:p>Cd Error Estimate</text:p>
          </table:table-cell>
          <table:table-cell table:style-name="Default" office:value-type="string" calcext:value-type="string">
            <text:p>Cd</text:p>
          </table:table-cell>
          <table:table-cell table:style-name="Default" office:value-type="string" calcext:value-type="string">
            <text:p>Cl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068" calcext:value-type="float">
            <text:p>79068</text:p>
          </table:table-cell>
          <table:table-cell office:value-type="float" office:value="0.00000006864606995291" calcext:value-type="float">
            <text:p>6.86E-08</text:p>
          </table:table-cell>
          <table:table-cell office:value-type="float" office:value="0.00000003529872235786" calcext:value-type="float">
            <text:p>3.53E-08</text:p>
          </table:table-cell>
          <table:table-cell office:value-type="float" office:value="0.060923013639" calcext:value-type="float">
            <text:p>6.09E-02</text:p>
          </table:table-cell>
          <table:table-cell office:value-type="float" office:value="0.00000003579641960627" calcext:value-type="float">
            <text:p>3.58E-08</text:p>
          </table:table-cell>
          <table:table-cell table:number-columns-repeated="5"/>
          <table:table-cell table:style-name="ce1" office:value-type="float" office:value="-0.00001" calcext:value-type="float">
            <text:p>-1.00E-05</text:p>
          </table:table-cell>
          <table:table-cell/>
        </table:table-row>
        <table:table-row table:style-name="ro1">
          <table:table-cell/>
          <table:table-cell office:value-type="float" office:value="79410" calcext:value-type="float">
            <text:p>79410</text:p>
          </table:table-cell>
          <table:table-cell office:value-type="float" office:value="0.00000006700080509225" calcext:value-type="float">
            <text:p>6.70E-08</text:p>
          </table:table-cell>
          <table:table-cell office:value-type="float" office:value="0.00000003311646707816" calcext:value-type="float">
            <text:p>3.31E-08</text:p>
          </table:table-cell>
          <table:table-cell office:value-type="float" office:value="0.06092301159106" calcext:value-type="float">
            <text:p>6.09E-02</text:p>
          </table:table-cell>
          <table:table-cell office:value-type="float" office:value="0.00000006922372364215" calcext:value-type="float">
            <text:p>6.92E-08</text:p>
          </table:table-cell>
          <table:table-cell table:number-columns-repeated="4"/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/>
        </table:table-row>
        <table:table-row table:style-name="ro1">
          <table:table-cell/>
          <table:table-cell office:value-type="float" office:value="78864" calcext:value-type="float">
            <text:p>78864</text:p>
          </table:table-cell>
          <table:table-cell office:value-type="float" office:value="0.000000067084639994" calcext:value-type="float">
            <text:p>6.71E-08</text:p>
          </table:table-cell>
          <table:table-cell office:value-type="float" office:value="0.0000000317778047788" calcext:value-type="float">
            <text:p>3.18E-08</text:p>
          </table:table-cell>
          <table:table-cell office:value-type="float" office:value="0.0609230109721" calcext:value-type="float">
            <text:p>6.09E-02</text:p>
          </table:table-cell>
          <table:table-cell office:value-type="float" office:value="-0.00000004393104147127" calcext:value-type="float">
            <text:p>-4.39E-08</text:p>
          </table:table-cell>
          <table:table-cell table:number-columns-repeated="3"/>
          <table:table-cell office:value-type="string" calcext:value-type="string">
            <text:p>Slope 4</text:p>
          </table:table-cell>
          <table:table-cell table:formula="of:=1/SQRT([.H39])" office:value-type="float" office:value="0.0141714536211821" calcext:value-type="float">
            <text:p>0.0141714536</text:p>
          </table:table-cell>
          <table:table-cell table:formula="of:=ABS([.I39]-[.$I$1])+[.L43]" office:value-type="float" office:value="0.000031528444378866" calcext:value-type="float">
            <text:p>3.1528444378866E-05</text:p>
          </table:table-cell>
          <table:table-cell/>
        </table:table-row>
        <table:table-row table:style-name="ro1">
          <table:table-cell/>
          <table:table-cell office:value-type="float" office:value="79194" calcext:value-type="float">
            <text:p>79194</text:p>
          </table:table-cell>
          <table:table-cell office:value-type="float" office:value="0.0000000677750524594" calcext:value-type="float">
            <text:p>6.78E-08</text:p>
          </table:table-cell>
          <table:table-cell office:value-type="float" office:value="0.00000003216755004485" calcext:value-type="float">
            <text:p>3.22E-08</text:p>
          </table:table-cell>
          <table:table-cell office:value-type="float" office:value="0.06092301126266" calcext:value-type="float">
            <text:p>6.09E-02</text:p>
          </table:table-cell>
          <table:table-cell office:value-type="float" office:value="0.00000003369205336945" calcext:value-type="float">
            <text:p>3.37E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1/SQRT([.H52])" office:value-type="float" office:value="0.00355336022784479" calcext:value-type="float">
            <text:p>0.0035533602</text:p>
          </table:table-cell>
          <table:table-cell table:formula="of:=10^(LOG([.L45])+[.J46]*(LOG([.K46])-LOG([.K45])))" office:value-type="float" office:value="0.000000124624058986461" calcext:value-type="float">
            <text:p>1.24624058986461E-07</text:p>
          </table:table-cell>
          <table:table-cell/>
        </table:table-row>
        <table:table-row table:style-name="ro1">
          <table:table-cell/>
          <table:table-cell office:value-type="float" office:value="79350" calcext:value-type="float">
            <text:p>79350</text:p>
          </table:table-cell>
          <table:table-cell office:value-type="float" office:value="0.00000006592641610136" calcext:value-type="float">
            <text:p>6.59E-08</text:p>
          </table:table-cell>
          <table:table-cell office:value-type="float" office:value="0.0000000315775234588" calcext:value-type="float">
            <text:p>3.16E-08</text:p>
          </table:table-cell>
          <table:table-cell office:value-type="float" office:value="0.06092301075455" calcext:value-type="float">
            <text:p>6.09E-02</text:p>
          </table:table-cell>
          <table:table-cell office:value-type="float" office:value="0.00000001917195424639" calcext:value-type="float">
            <text:p>1.92E-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176" calcext:value-type="float">
            <text:p>79176</text:p>
          </table:table-cell>
          <table:table-cell office:value-type="float" office:value="0.00000006775648075669" calcext:value-type="float">
            <text:p>6.78E-08</text:p>
          </table:table-cell>
          <table:table-cell office:value-type="float" office:value="0.00000003302097483695" calcext:value-type="float">
            <text:p>3.30E-08</text:p>
          </table:table-cell>
          <table:table-cell office:value-type="float" office:value="0.06092301227487" calcext:value-type="float">
            <text:p>6.09E-02</text:p>
          </table:table-cell>
          <table:table-cell office:value-type="float" office:value="-0.0000001147518355893" calcext:value-type="float">
            <text:p>-1.15E-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230" calcext:value-type="float">
            <text:p>79230</text:p>
          </table:table-cell>
          <table:table-cell office:value-type="float" office:value="0.00000006830461397814" calcext:value-type="float">
            <text:p>6.83E-08</text:p>
          </table:table-cell>
          <table:table-cell office:value-type="float" office:value="0.0000000298316494645" calcext:value-type="float">
            <text:p>2.98E-08</text:p>
          </table:table-cell>
          <table:table-cell office:value-type="float" office:value="0.06092300869491" calcext:value-type="float">
            <text:p>6.09E-02</text:p>
          </table:table-cell>
          <table:table-cell office:value-type="float" office:value="0.0000001546013324027" calcext:value-type="float">
            <text:p>1.55E-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152" calcext:value-type="float">
            <text:p>79152</text:p>
          </table:table-cell>
          <table:table-cell office:value-type="float" office:value="0.0000000665628968641" calcext:value-type="float">
            <text:p>6.66E-08</text:p>
          </table:table-cell>
          <table:table-cell office:value-type="float" office:value="0.00000003124347418535" calcext:value-type="float">
            <text:p>3.12E-08</text:p>
          </table:table-cell>
          <table:table-cell office:value-type="float" office:value="0.06092300994459" calcext:value-type="float">
            <text:p>6.09E-02</text:p>
          </table:table-cell>
          <table:table-cell office:value-type="float" office:value="-0.0000001697857965333" calcext:value-type="float">
            <text:p>-1.70E-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212" calcext:value-type="float">
            <text:p>79212</text:p>
          </table:table-cell>
          <table:table-cell office:value-type="float" office:value="0.0000000683948653687" calcext:value-type="float">
            <text:p>6.84E-08</text:p>
          </table:table-cell>
          <table:table-cell office:value-type="float" office:value="0.00000003236972180413" calcext:value-type="float">
            <text:p>3.24E-08</text:p>
          </table:table-cell>
          <table:table-cell office:value-type="float" office:value="0.06092301123472" calcext:value-type="float">
            <text:p>6.09E-02</text:p>
          </table:table-cell>
          <table:table-cell office:value-type="float" office:value="0.00000007156109038675" calcext:value-type="float">
            <text:p>7.16E-0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Cd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206" calcext:value-type="float">
            <text:p>79206</text:p>
          </table:table-cell>
          <table:table-cell office:value-type="float" office:value="0.00000006679413968733" calcext:value-type="float">
            <text:p>6.68E-08</text:p>
          </table:table-cell>
          <table:table-cell office:value-type="float" office:value="0.00000003530161650932" calcext:value-type="float">
            <text:p>3.53E-08</text:p>
          </table:table-cell>
          <table:table-cell office:value-type="float" office:value="0.06092301394481" calcext:value-type="float">
            <text:p>6.09E-02</text:p>
          </table:table-cell>
          <table:table-cell office:value-type="float" office:value="-0.0000001474688733349" calcext:value-type="float">
            <text:p>-1.47E-07</text:p>
          </table:table-cell>
          <table:table-cell/>
          <table:table-cell table:formula="of:=AVERAGE([.B44:.B52])" office:value-type="float" office:value="79199.3333333333" calcext:value-type="float">
            <text:p>79199.3333333333</text:p>
          </table:table-cell>
          <table:table-cell table:style-name="ce1" table:formula="of:=2*AVERAGE([.E44:.E52])" office:value-type="float" office:value="0.12184602237206" calcext:value-type="float">
            <text:p>1.22E-01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P3 5k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DOF</text:p>
          </table:table-cell>
          <table:table-cell table:style-name="Default" office:value-type="string" calcext:value-type="string">
            <text:p>Cd Error Indicator</text:p>
          </table:table-cell>
          <table:table-cell table:style-name="Default" office:value-type="string" calcext:value-type="string">
            <text:p>Cd Error Estimate</text:p>
          </table:table-cell>
          <table:table-cell table:style-name="Default" office:value-type="string" calcext:value-type="string">
            <text:p>Cd</text:p>
          </table:table-cell>
          <table:table-cell table:style-name="Default" office:value-type="string" calcext:value-type="string">
            <text:p>Cl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70" calcext:value-type="float">
            <text:p>5070</text:p>
          </table:table-cell>
          <table:table-cell office:value-type="float" office:value="0.00001307475853139" calcext:value-type="float">
            <text:p>1.31E-05</text:p>
          </table:table-cell>
          <table:table-cell office:value-type="float" office:value="-0.000001838854931906" calcext:value-type="float">
            <text:p>-1.84E-06</text:p>
          </table:table-cell>
          <table:table-cell office:value-type="float" office:value="0.06092346140018" calcext:value-type="float">
            <text:p>6.09E-02</text:p>
          </table:table-cell>
          <table:table-cell office:value-type="float" office:value="-0.0002363197529847" calcext:value-type="float">
            <text:p>-2.36E-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70" calcext:value-type="float">
            <text:p>4970</text:p>
          </table:table-cell>
          <table:table-cell office:value-type="float" office:value="0.000007707189083692" calcext:value-type="float">
            <text:p>7.71E-06</text:p>
          </table:table-cell>
          <table:table-cell office:value-type="float" office:value="0.000002798402497128" calcext:value-type="float">
            <text:p>2.80E-06</text:p>
          </table:table-cell>
          <table:table-cell office:value-type="float" office:value="0.0609283099594" calcext:value-type="float">
            <text:p>6.09E-02</text:p>
          </table:table-cell>
          <table:table-cell office:value-type="float" office:value="-0.00001689704538532" calcext:value-type="float">
            <text:p>-1.69E-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80" calcext:value-type="float">
            <text:p>5080</text:p>
          </table:table-cell>
          <table:table-cell office:value-type="float" office:value="0.000007073625173848" calcext:value-type="float">
            <text:p>7.07E-06</text:p>
          </table:table-cell>
          <table:table-cell office:value-type="float" office:value="0.000004035736327328" calcext:value-type="float">
            <text:p>4.04E-06</text:p>
          </table:table-cell>
          <table:table-cell office:value-type="float" office:value="0.06092997669907" calcext:value-type="float">
            <text:p>6.09E-02</text:p>
          </table:table-cell>
          <table:table-cell office:value-type="float" office:value="-0.00003637280345514" calcext:value-type="float">
            <text:p>-3.64E-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0" calcext:value-type="float">
            <text:p>4820</text:p>
          </table:table-cell>
          <table:table-cell office:value-type="float" office:value="0.000008617469315814" calcext:value-type="float">
            <text:p>8.62E-06</text:p>
          </table:table-cell>
          <table:table-cell office:value-type="float" office:value="0.000002301778907354" calcext:value-type="float">
            <text:p>2.30E-06</text:p>
          </table:table-cell>
          <table:table-cell office:value-type="float" office:value="0.06092805638945" calcext:value-type="float">
            <text:p>6.09E-02</text:p>
          </table:table-cell>
          <table:table-cell office:value-type="float" office:value="0.00004444311804597" calcext:value-type="float">
            <text:p>4.44E-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30" calcext:value-type="float">
            <text:p>5030</text:p>
          </table:table-cell>
          <table:table-cell office:value-type="float" office:value="0.000007770840519891" calcext:value-type="float">
            <text:p>7.77E-06</text:p>
          </table:table-cell>
          <table:table-cell office:value-type="float" office:value="0.000001501646665126" calcext:value-type="float">
            <text:p>1.50E-06</text:p>
          </table:table-cell>
          <table:table-cell office:value-type="float" office:value="0.06092688823561" calcext:value-type="float">
            <text:p>6.09E-02</text:p>
          </table:table-cell>
          <table:table-cell office:value-type="float" office:value="-0.00002517460335882" calcext:value-type="float">
            <text:p>-2.52E-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40" calcext:value-type="float">
            <text:p>4940</text:p>
          </table:table-cell>
          <table:table-cell office:value-type="float" office:value="0.00000827912339731" calcext:value-type="float">
            <text:p>8.28E-06</text:p>
          </table:table-cell>
          <table:table-cell office:value-type="float" office:value="0.00000322384187108" calcext:value-type="float">
            <text:p>3.22E-06</text:p>
          </table:table-cell>
          <table:table-cell office:value-type="float" office:value="0.06092839942506" calcext:value-type="float">
            <text:p>6.09E-02</text:p>
          </table:table-cell>
          <table:table-cell office:value-type="float" office:value="0.00008684529970049" calcext:value-type="float">
            <text:p>8.68E-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80" calcext:value-type="float">
            <text:p>4980</text:p>
          </table:table-cell>
          <table:table-cell office:value-type="float" office:value="0.00000661032386986" calcext:value-type="float">
            <text:p>6.61E-06</text:p>
          </table:table-cell>
          <table:table-cell office:value-type="float" office:value="0.000002842962408507" calcext:value-type="float">
            <text:p>2.84E-06</text:p>
          </table:table-cell>
          <table:table-cell office:value-type="float" office:value="0.06092796129756" calcext:value-type="float">
            <text:p>6.09E-02</text:p>
          </table:table-cell>
          <table:table-cell office:value-type="float" office:value="-0.00001542263558078" calcext:value-type="float">
            <text:p>-1.54E-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60" calcext:value-type="float">
            <text:p>5160</text:p>
          </table:table-cell>
          <table:table-cell office:value-type="float" office:value="0.000006968396399502" calcext:value-type="float">
            <text:p>6.97E-06</text:p>
          </table:table-cell>
          <table:table-cell office:value-type="float" office:value="0.000002153601394282" calcext:value-type="float">
            <text:p>2.15E-06</text:p>
          </table:table-cell>
          <table:table-cell office:value-type="float" office:value="0.06092720422277" calcext:value-type="float">
            <text:p>6.09E-02</text:p>
          </table:table-cell>
          <table:table-cell office:value-type="float" office:value="-0.00005369356084195" calcext:value-type="float">
            <text:p>-5.37E-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50" calcext:value-type="float">
            <text:p>5050</text:p>
          </table:table-cell>
          <table:table-cell office:value-type="float" office:value="0.00000657953656914" calcext:value-type="float">
            <text:p>6.58E-06</text:p>
          </table:table-cell>
          <table:table-cell office:value-type="float" office:value="0.000003265743201821" calcext:value-type="float">
            <text:p>3.27E-06</text:p>
          </table:table-cell>
          <table:table-cell office:value-type="float" office:value="0.06092839401974" calcext:value-type="float">
            <text:p>6.09E-02</text:p>
          </table:table-cell>
          <table:table-cell office:value-type="float" office:value="-0.0000131504470493" calcext:value-type="float">
            <text:p>-1.32E-0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C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0" calcext:value-type="float">
            <text:p>4930</text:p>
          </table:table-cell>
          <table:table-cell office:value-type="float" office:value="0.000008676612947358" calcext:value-type="float">
            <text:p>8.68E-06</text:p>
          </table:table-cell>
          <table:table-cell office:value-type="float" office:value="0.000003991045473662" calcext:value-type="float">
            <text:p>3.99E-06</text:p>
          </table:table-cell>
          <table:table-cell office:value-type="float" office:value="0.06092955474987" calcext:value-type="float">
            <text:p>6.09E-02</text:p>
          </table:table-cell>
          <table:table-cell office:value-type="float" office:value="0.00001971120045041" calcext:value-type="float">
            <text:p>1.97E-05</text:p>
          </table:table-cell>
          <table:table-cell/>
          <table:table-cell table:formula="of:=AVERAGE([.B59:.B67])" office:value-type="float" office:value="4995.55555555556" calcext:value-type="float">
            <text:p>4995.5555555556</text:p>
          </table:table-cell>
          <table:table-cell table:style-name="ce1" table:formula="of:=2*AVERAGE([.E59:.E67])" office:value-type="float" office:value="0.121856609999673" calcext:value-type="float">
            <text:p>1.22E-0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P3 80k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DOF</text:p>
          </table:table-cell>
          <table:table-cell table:style-name="Default" office:value-type="string" calcext:value-type="string">
            <text:p>Cd Error Indicator</text:p>
          </table:table-cell>
          <table:table-cell table:style-name="Default" office:value-type="string" calcext:value-type="string">
            <text:p>Cd Error Estimate</text:p>
          </table:table-cell>
          <table:table-cell table:style-name="Default" office:value-type="string" calcext:value-type="string">
            <text:p>Cd</text:p>
          </table:table-cell>
          <table:table-cell table:style-name="Default" office:value-type="string" calcext:value-type="string">
            <text:p>Cl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680" calcext:value-type="float">
            <text:p>78680</text:p>
          </table:table-cell>
          <table:table-cell office:value-type="float" office:value="0.000000001204852470592" calcext:value-type="float">
            <text:p>1.20E-09</text:p>
          </table:table-cell>
          <table:table-cell office:value-type="float" office:value="0.0000000006960421515514" calcext:value-type="float">
            <text:p>6.96E-10</text:p>
          </table:table-cell>
          <table:table-cell office:value-type="float" office:value="0.06092297845447" calcext:value-type="float">
            <text:p>6.09E-02</text:p>
          </table:table-cell>
          <table:table-cell office:value-type="float" office:value="-0.00000002357074113668" calcext:value-type="float">
            <text:p>-2.36E-08</text:p>
          </table:table-cell>
          <table:table-cell table:number-columns-repeated="5"/>
          <table:table-cell table:style-name="ce1" office:value-type="float" office:value="-0.000005" calcext:value-type="float">
            <text:p>-5.00E-06</text:p>
          </table:table-cell>
          <table:table-cell/>
        </table:table-row>
        <table:table-row table:style-name="ro1">
          <table:table-cell/>
          <table:table-cell office:value-type="float" office:value="78710" calcext:value-type="float">
            <text:p>78710</text:p>
          </table:table-cell>
          <table:table-cell office:value-type="float" office:value="0.00000000100884820125" calcext:value-type="float">
            <text:p>1.01E-09</text:p>
          </table:table-cell>
          <table:table-cell office:value-type="float" office:value="0.0000000005232576686307" calcext:value-type="float">
            <text:p>5.23E-10</text:p>
          </table:table-cell>
          <table:table-cell office:value-type="float" office:value="0.06092297872886" calcext:value-type="float">
            <text:p>6.09E-02</text:p>
          </table:table-cell>
          <table:table-cell office:value-type="float" office:value="-0.00000001902934743114" calcext:value-type="float">
            <text:p>-1.90E-08</text:p>
          </table:table-cell>
          <table:table-cell table:number-columns-repeated="4"/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/>
        </table:table-row>
        <table:table-row table:style-name="ro1">
          <table:table-cell/>
          <table:table-cell office:value-type="float" office:value="78500" calcext:value-type="float">
            <text:p>78500</text:p>
          </table:table-cell>
          <table:table-cell office:value-type="float" office:value="0.0000000009166725223148" calcext:value-type="float">
            <text:p>9.17E-10</text:p>
          </table:table-cell>
          <table:table-cell office:value-type="float" office:value="0.0000000004598148042351" calcext:value-type="float">
            <text:p>4.60E-10</text:p>
          </table:table-cell>
          <table:table-cell office:value-type="float" office:value="0.06092297856092" calcext:value-type="float">
            <text:p>6.09E-02</text:p>
          </table:table-cell>
          <table:table-cell office:value-type="float" office:value="-0.00000001762926293836" calcext:value-type="float">
            <text:p>-1.76E-08</text:p>
          </table:table-cell>
          <table:table-cell table:number-columns-repeated="3"/>
          <table:table-cell office:value-type="string" calcext:value-type="string">
            <text:p>Slope 6</text:p>
          </table:table-cell>
          <table:table-cell table:formula="of:=1/SQRT([.H67])" office:value-type="float" office:value="0.0141484252107102" calcext:value-type="float">
            <text:p>0.0141484252</text:p>
          </table:table-cell>
          <table:table-cell table:formula="of:=ABS([.I67]-[.$I$1])+[.L71]" office:value-type="float" office:value="0.00000565419700331527" calcext:value-type="float">
            <text:p>5.65419700331527E-06</text:p>
          </table:table-cell>
          <table:table-cell/>
        </table:table-row>
        <table:table-row table:style-name="ro1">
          <table:table-cell/>
          <table:table-cell office:value-type="float" office:value="78590" calcext:value-type="float">
            <text:p>78590</text:p>
          </table:table-cell>
          <table:table-cell office:value-type="float" office:value="0.0000000009325917876234" calcext:value-type="float">
            <text:p>9.33E-10</text:p>
          </table:table-cell>
          <table:table-cell office:value-type="float" office:value="0.0000000004019386689388" calcext:value-type="float">
            <text:p>4.02E-10</text:p>
          </table:table-cell>
          <table:table-cell office:value-type="float" office:value="0.060922978633" calcext:value-type="float">
            <text:p>6.09E-02</text:p>
          </table:table-cell>
          <table:table-cell office:value-type="float" office:value="-0.00000001293703033589" calcext:value-type="float">
            <text:p>-1.29E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1/SQRT([.H80])" office:value-type="float" office:value="0.00356657937900688" calcext:value-type="float">
            <text:p>0.0035665794</text:p>
          </table:table-cell>
          <table:table-cell table:formula="of:=10^(LOG([.L73])+[.J74]*(LOG([.K74])-LOG([.K73])))" office:value-type="float" office:value="0.00000000145088730617752" calcext:value-type="float">
            <text:p>1.45088730617752E-09</text:p>
          </table:table-cell>
          <table:table-cell/>
        </table:table-row>
        <table:table-row table:style-name="ro1">
          <table:table-cell/>
          <table:table-cell office:value-type="float" office:value="78900" calcext:value-type="float">
            <text:p>78900</text:p>
          </table:table-cell>
          <table:table-cell office:value-type="float" office:value="0.0000000008905696153705" calcext:value-type="float">
            <text:p>8.91E-10</text:p>
          </table:table-cell>
          <table:table-cell office:value-type="float" office:value="0.0000000003835715938713" calcext:value-type="float">
            <text:p>3.84E-10</text:p>
          </table:table-cell>
          <table:table-cell office:value-type="float" office:value="0.06092297846808" calcext:value-type="float">
            <text:p>6.09E-02</text:p>
          </table:table-cell>
          <table:table-cell office:value-type="float" office:value="-0.00000001524213688597" calcext:value-type="float">
            <text:p>-1.52E-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0.0000000008438779489087" calcext:value-type="float">
            <text:p>8.44E-10</text:p>
          </table:table-cell>
          <table:table-cell office:value-type="float" office:value="0.0000000003353095622219" calcext:value-type="float">
            <text:p>3.35E-10</text:p>
          </table:table-cell>
          <table:table-cell office:value-type="float" office:value="0.06092297785042" calcext:value-type="float">
            <text:p>6.09E-02</text:p>
          </table:table-cell>
          <table:table-cell office:value-type="float" office:value="-0.000000006244647465792" calcext:value-type="float">
            <text:p>-6.24E-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510" calcext:value-type="float">
            <text:p>78510</text:p>
          </table:table-cell>
          <table:table-cell office:value-type="float" office:value="0.0000000008473550214836" calcext:value-type="float">
            <text:p>8.47E-10</text:p>
          </table:table-cell>
          <table:table-cell office:value-type="float" office:value="0.0000000003479279102192" calcext:value-type="float">
            <text:p>3.48E-10</text:p>
          </table:table-cell>
          <table:table-cell office:value-type="float" office:value="0.06092297770904" calcext:value-type="float">
            <text:p>6.09E-02</text:p>
          </table:table-cell>
          <table:table-cell office:value-type="float" office:value="-0.000000002672986276764" calcext:value-type="float">
            <text:p>-2.67E-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800" calcext:value-type="float">
            <text:p>78800</text:p>
          </table:table-cell>
          <table:table-cell office:value-type="float" office:value="0.0000000008368817201268" calcext:value-type="float">
            <text:p>8.37E-10</text:p>
          </table:table-cell>
          <table:table-cell office:value-type="float" office:value="0.0000000003265376882683" calcext:value-type="float">
            <text:p>3.27E-10</text:p>
          </table:table-cell>
          <table:table-cell office:value-type="float" office:value="0.06092297707345" calcext:value-type="float">
            <text:p>6.09E-02</text:p>
          </table:table-cell>
          <table:table-cell office:value-type="float" office:value="0.0000000007225611220463" calcext:value-type="float">
            <text:p>7.23E-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490" calcext:value-type="float">
            <text:p>78490</text:p>
          </table:table-cell>
          <table:table-cell office:value-type="float" office:value="0.0000000008423191751736" calcext:value-type="float">
            <text:p>8.42E-10</text:p>
          </table:table-cell>
          <table:table-cell office:value-type="float" office:value="0.0000000003660234231901" calcext:value-type="float">
            <text:p>3.66E-10</text:p>
          </table:table-cell>
          <table:table-cell office:value-type="float" office:value="0.06092297662708" calcext:value-type="float">
            <text:p>6.09E-02</text:p>
          </table:table-cell>
          <table:table-cell office:value-type="float" office:value="0.0000000007390918987937" calcext:value-type="float">
            <text:p>7.39E-1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Cd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380" calcext:value-type="float">
            <text:p>78380</text:p>
          </table:table-cell>
          <table:table-cell office:value-type="float" office:value="0.0000000007914613261934" calcext:value-type="float">
            <text:p>7.91E-10</text:p>
          </table:table-cell>
          <table:table-cell office:value-type="float" office:value="0.0000000003251827294255" calcext:value-type="float">
            <text:p>3.25E-10</text:p>
          </table:table-cell>
          <table:table-cell office:value-type="float" office:value="0.06092297690803" calcext:value-type="float">
            <text:p>6.09E-02</text:p>
          </table:table-cell>
          <table:table-cell office:value-type="float" office:value="-0.000000002793841158422" calcext:value-type="float">
            <text:p>-2.79E-09</text:p>
          </table:table-cell>
          <table:table-cell/>
          <table:table-cell table:formula="of:=AVERAGE([.B72:.B80])" office:value-type="float" office:value="78613.3333333333" calcext:value-type="float">
            <text:p>78613.3333333333</text:p>
          </table:table-cell>
          <table:table-cell table:style-name="ce1" table:formula="of:=2*AVERAGE([.E72:.E80])" office:value-type="float" office:value="0.121845955679751" calcext:value-type="float">
            <text:p>1.22E-0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2">
      <number:number number:decimal-places="1" loext:min-decimal-places="1" number:min-integer-digits="1"/>
    </number:number-style>
    <number:number-style style:name="N123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124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5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2" loext:min-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9">
      <number:scientific-number number:decimal-places="16" loext:min-decimal-places="16" number:min-integer-digits="1" number:min-exponent-digits="2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21:04:34.308427000</meta:creation-date>
    <dc:date>2016-06-01T09:32:05.041432000</dc:date>
    <meta:editing-duration>PT12H12M11S</meta:editing-duration>
    <meta:editing-cycles>5</meta:editing-cycles>
    <meta:generator>LibreOffice/5.0.4.2$MacOSX_X86_64 LibreOffice_project/2b9802c1994aa0b7dc6079e128979269cf95bc78</meta:generator>
    <meta:document-statistic meta:table-count="1" meta:cell-count="390" meta:object-count="0"/>
  </office:meta>
</office:document-meta>
</file>